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paragraph-properties fo:line-height="115%"/>
      <style:text-properties style:font-name="Arial" fo:font-size="11.0pt"/>
    </style:style>
    <style:style style:name="P2" style:family="paragraph" style:parent-style-name="Standard">
      <style:text-properties style:font-name="Arial" fo:font-size="11.0pt"/>
    </style:style>
    <style:style style:name="T1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</office:automatic-styles>
  <office:body>
    <office:text>
      <text:p text:style-name="P1"/>
      <table:table table:name="Table1" table:style-name="Table1">
        <table:table-column table:style-name="TableColumn1"/>
        <table:table-row>
          <table:table-cell table:style-name="TableCell1">
            <text:p text:style-name="P2"><text:span text:style-name="T1">Fiche descriptive </text:span></text:p>
            <text:p text:style-name="P2"><text:span text:style-name="T1"/></text:p>
            <text:p text:style-name="P2"><text:span text:style-name="T1">Nom: </text:span>Gestion des stocks de marchandise (Package &lt;&lt;Gestion des achats&gt;&gt;)</text:p>
            <text:p text:style-name="P2"><text:span text:style-name="T1"/></text:p>
            <text:p text:style-name="P2"><text:span text:style-name="T1">Acteur: </text:span>Employés OC Pizza(accueil, pizzaïolo), Clients</text:p>
            <text:p text:style-name="P2"><text:span text:style-name="T1"/></text:p>
            <text:p text:style-name="P2"><text:span text:style-name="T1">Description:</text:span><text:s/>Le système doit pouvoir modifier les stock à chaque commande ou modification et enregistrer une fois la commande terminée</text:p>
            <text:p text:style-name="P2"><text:span text:style-name="T1"/></text:p>
            <text:p text:style-name="P2"><text:span text:style-name="T1">Auteur: </text:span>Guichou brice</text:p>
            <text:p text:style-name="P2"><text:span text:style-name="T1"/></text:p>
            <text:p text:style-name="P2"><text:span text:style-name="T1">Date:</text:span>02/05/2020</text:p>
            <text:p text:style-name="P2"><text:span text:style-name="T1"/></text:p>
            <text:p text:style-name="P2"><text:span text:style-name="T1">Pré-condition: </text:span>Passer une commande(téléphone, en ligne)</text:p>
            <text:p text:style-name="P2"><text:span text:style-name="T1"/></text:p>
            <text:p text:style-name="P2"><text:span text:style-name="T1">Démarrage: </text:span>L’utilisateur à passer ou modifier sa commande (en ligne, téléphone) </text:p>
          </table:table-cell>
        </table:table-row>
        <table:table-row>
          <table:table-cell table:style-name="TableCell1">
            <text:p text:style-name="P2"><text:span text:style-name="T1">DESCRIPTION</text:span></text:p>
            <text:p text:style-name="P2"><text:span text:style-name="T1"/></text:p>
            <text:p text:style-name="P2"><text:span text:style-name="T1">Scénario nominal:</text:span></text:p>
            <text:p text:style-name="P2">1. le système vérifie le panier client</text:p>
            <text:p text:style-name="P2"/>
            <text:p text:style-name="P2">2. le système enregistre et modifie les valeurs du stock temporairement</text:p>
            <text:p text:style-name="P2"/>
            <text:p text:style-name="P2">3 le système enregistre la modification une fois la commande terminée</text:p>
            <text:p text:style-name="P2"/>
            <text:p text:style-name="P2">4. le système met à jours l'état des stocks sur le catalogue produit</text:p>
          </table:table-cell>
        </table:table-row>
        <table:table-row>
          <table:table-cell table:style-name="TableCell1">
            <text:p text:style-name="P2"><text:span text:style-name="T1">Scénario alternatif:</text:span></text:p>
            <text:p text:style-name="P2">2.l’utilisateur annule la commande en cours</text:p>
          </table:table-cell>
        </table:table-row>
        <table:table-row>
          <table:table-cell table:style-name="TableCell1">
            <text:p text:style-name="P2"><text:span text:style-name="T1">Scénario d’exception</text:span>:</text:p>
            <text:p text:style-name="P2">1.le panier client est vide</text:p>
            <text:p text:style-name="P2"/>
            <text:p text:style-name="P2">2. le produit est en rupture de stock</text:p>
          </table:table-cell>
        </table:table-row>
        <table:table-row>
          <table:table-cell table:style-name="TableCell1">
            <text:p text:style-name="P2">fin: 1. sur erreur de vérification panier</text:p>
          </table:table-cell>
        </table:table-row>
      </table:table>
      <text:p text:style-name="P1"><text:span text:style-name="T1">post condition:</text:span><text:s/>aucu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894.3</meta:generator>
  </office:meta>
</office:document-meta>
</file>